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sk</text:h>
      <text:p text:style-name="Text_20_body">Using the sales dataset provided (<text:span text:style-name="Source_20_Text">Invoice ID, city, customertype, gender, product, itemprice, quantity, total, date, time, payment, customersalary, rating</text:span>):</text:p>
      <text:p text:style-name="Text_20_body">👉 Create <text:span text:style-name="Strong_20_Emphasis">one figure with 2 subplots</text:span> side by side:</text:p>
      <text:list text:style-name="L1">
        <text:list-item>
          <text:p text:style-name="P1"><text:span text:style-name="Strong_20_Emphasis">Line Graph</text:span> → Show <text:span text:style-name="Strong_20_Emphasis">sales trend per month</text:span>.</text:p>
        </text:list-item>
        <text:list-item>
          <text:p text:style-name="P1"><text:span text:style-name="Strong_20_Emphasis">Bar Graph</text:span> → Show <text:span text:style-name="Strong_20_Emphasis">total sales by city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09:59:01.171399446</meta:creation-date>
    <dc:date>2025-09-26T09:59:35.472771029</dc:date>
    <meta:editing-duration>PT37S</meta:editing-duration>
    <meta:editing-cycles>1</meta:editing-cycles>
    <meta:document-statistic meta:table-count="0" meta:image-count="0" meta:object-count="0" meta:page-count="1" meta:paragraph-count="5" meta:word-count="48" meta:character-count="290" meta:non-whitespace-character-count="249"/>
    <meta:generator>LibreOffice/24.2.7.2$Linux_X86_64 LibreOffice_project/420$Build-2</meta:generator>
  </office:meta>
</office:document-meta>
</file>